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102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cm" svg:height="3.5cm" svg:x="1.2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5cm" svg:height="0.125cm" svg:x="2.936cm" svg:y="2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555cm" svg:height="1.205cm" svg:x="25.385cm" svg:y="0cm">
          <draw:text-box>
            <text:p><text:span text:style-name="T1">1 inch circles</text:span></text:p>
            <text:p><text:span text:style-name="T1">1.4 inch spacing</text:span></text:p>
            <text:p><text:span text:style-name="T1">Origin dia=1.25</text:span></text:p>
          </draw:text-box>
        </draw:frame>
        <draw:connector draw:style-name="gr4" draw:text-style-name="P1" xml:id="id1" draw:id="id1" draw:layer="layout" draw:type="line" svg:x1="0.365cm" svg:y1="0.669cm" svg:x2="0.365cm" svg:y2="4.105cm" svg:d="m365 669v3436" svg:viewBox="0 0 1 3437">
          <text:p/>
        </draw:connector>
        <draw:frame draw:style-name="gr3" draw:layer="layout" svg:width="0.688cm" svg:height="0.662cm" svg:x="0.254cm" svg:y="3.656cm">
          <draw:text-box>
            <text:p><text:span text:style-name="T2">x</text:span></text:p>
          </draw:text-box>
        </draw:frame>
        <draw:connector draw:style-name="gr4" draw:text-style-name="P1" draw:layer="layout" draw:type="line" svg:x1="0.365cm" svg:y1="0.669cm" svg:x2="3.771cm" svg:y2="0.669cm" draw:start-shape="id1" draw:start-glue-point="2" svg:d="m365 669h3406" svg:viewBox="0 0 3407 1">
          <text:p/>
        </draw:connector>
        <draw:frame draw:style-name="gr3" draw:layer="layout" svg:width="0.688cm" svg:height="0.662cm" svg:x="3.63cm" svg:y="0.1cm">
          <draw:text-box>
            <text:p><text:span text:style-name="T2">y</text:span></text:p>
          </draw:text-box>
        </draw:frame>
        <draw:custom-shape draw:style-name="gr1" draw:text-style-name="P1" draw:layer="layout" svg:width="2.5cm" svg:height="2.5cm" svg:x="5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6.454cm" svg:y="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2.954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5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6.454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8.7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9.954cm" svg:y="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2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3.454cm" svg:y="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5.7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6.954cm" svg:y="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8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9.954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2.25cm" svg:y="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3.454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5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6.954cm" svg:y="6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2.954cm" svg:y="9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5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6.454cm" svg:y="9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8.7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9.954cm" svg:y="9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2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3.454cm" svg:y="9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5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6.954cm" svg:y="9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.7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2.954cm" svg:y="13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5.25cm" svg:y="1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6.454cm" svg:y="13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8.7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9.954cm" svg:y="13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2.954cm" svg:y="16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5.2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6.454cm" svg:y="16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8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9.954cm" svg:y="16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2.2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3.454cm" svg:y="16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5.75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6.954cm" svg:y="16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2.2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3.454cm" svg:y="13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5.7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09cm" svg:height="0.09cm" svg:x="16.954cm" svg:y="13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ewis</meta:initial-creator>
    <meta:creation-date>2014-12-30T09:35:34</meta:creation-date>
    <meta:printed-by>Chris Lewis</meta:printed-by>
    <meta:print-date>2015-01-21T08:41:38</meta:print-date>
    <dc:date>2015-01-21T09:32:50</dc:date>
    <dc:creator>Chris Lewis</dc:creator>
    <meta:editing-duration>PT1H48M43S</meta:editing-duration>
    <meta:editing-cycles>10</meta:editing-cycles>
    <meta:generator>LibreOffice/3.5$Linux_x86 LibreOffice_project/350m1$Build-2</meta:generator>
    <meta:document-statistic meta:object-count="78"/>
  </office:meta>
</office:document-meta>
</file>